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style:style>
    <style:style style:name="P4" style:family="paragraph" style:parent-style-name="Text_20_body" style:list-style-name="L1">
      <style:text-properties fo:language="es" fo:country="ES"/>
    </style:style>
    <style:style style:name="P5" style:family="paragraph" style:parent-style-name="Text_20_body" style:list-style-name="L2"/>
    <style:style style:name="P6" style:family="paragraph" style:parent-style-name="Text_20_body">
      <style:text-properties fo:color="#000000" fo:language="es" fo:country="ES"/>
    </style:style>
    <style:style style:name="P7" style:family="paragraph" style:parent-style-name="Text_20_body" style:list-style-name="L2">
      <style:text-properties fo:color="#000000" fo:language="es" fo:country="ES"/>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T1" style:family="text">
      <style:text-properties fo:color="#000000"/>
    </style:style>
    <style:style style:name="T2" style:family="text">
      <style:text-properties fo:color="#000000"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ath</text:span> finding</text:p>
      <text:h text:style-name="Heading_20_2" text:outline-level="2">Estructura</text:h>
      <text:p text:style-name="P2">Antes de explicar los predicados, es necesario saber la estructura con la que se manejará el plan a lo largo del del path_finding, esta es:</text:p>
      <text:p text:style-name="P2">[path(Costo,[Header|RestoCamino])|Caminos]</text:p>
      <text:p text:style-name="P2">Donde el cada elemento de la lista de caminos es el functor path con:</text:p>
      <text:list xml:id="list7276522400343229252" text:style-name="L1">
        <text:list-item>
          <text:p text:style-name="P4">El costo g(n) llevado hasta el momento desde el nodo incial hasta el nodo de la frontera.</text:p>
        </text:list-item>
        <text:list-item>
          <text:p text:style-name="P4">El camino que está compuesto por la lista de identificadores de nodo. Donde dentro del método de búsqueda A* lo mantenemos desde el nodo de la frontera hasta el nodo inicial, y cuando ya devolvemos el plan es desde el siguiente del nodo inicial hasta la meta (es por eso que se utiliza el predicado reverse al final del buscar_plan_desplazamiento).</text:p>
        </text:list-item>
      </text:list>
      <text:p text:style-name="P2">De esta manera mantenemos la homogeneidad de la lista, ya que cada elemento de la misma es el funtor mencionado anteriormente.</text:p>
      <text:p text:style-name="P2">A continuación se explicará cada uno de los predicados implementados dentro de este módulo.</text:p>
      <text:h text:style-name="Heading_20_2" text:outline-level="2">Heurística adoptada</text:h>
      <text:p text:style-name="Text_20_body">La heurística adoptada es la distancia euclídea. Por lo que f(n)= g(n) + h(n). Donde g(n) es el costo desde el nodo inicial hasta el nodo de la frontera, y h(n) es la menor distancia euclídea desde el nodo de la frontera hasta la meta más cercana.</text:p>
      <text:h text:style-name="Heading_20_2" text:outline-level="2">buscar_plan_desplazamiento (+Metas, -Plan, -Destino)</text:h>
      <text:p text:style-name="P1">Dado un conjunto de metas (que es una lista de id de nodos), nos devuelve un plan (que es una lista de id de nodos), donde el agente debe moverse por cada nodo del plan para poder llegar a la meta y también nos devuelve el destino que es el id del nodo destino.</text:p>
      <text:p text:style-name="P1">Para esto, este predicado llama a a_estrella_cascara para que pueda resolver el plan. Lo llama con su posición con el costo cero, la lista de metas, la lista vacía de visitados, y nos devuelve el plan y el destino.</text:p>
      <text:p text:style-name="P1">El predicado a_estrella_cascara nos puede devolver la lista vacía, por lo que decidimos agregar un “cut” luego de llamar a a_estrella_cascara, para que buscar_plan_desplazamiento nos devuelva falso en caso de que no exista un plan para alguna de las metas.</text:p>
      <text:h text:style-name="Heading_20_2" text:outline-level="2">a_estrella_cascara(+Caminos, +Metas, -Plan, -Destino, +Visitados)</text:h>
      <text:p text:style-name="P1">El propósito de tener una cáscara para A*, es que podamos factorizar el uso de elegir_mejor_camino, de manera que elegir_mejor_camino se utilice cada vez que sea necesario, y no en cada caso del A*.</text:p>
      <text:p text:style-name="P1"/>
      <text:p text:style-name="P1"/>
      <text:p text:style-name="P1"><text:soft-page-break/>Este predicado tiene dos casos:</text:p>
      <text:list xml:id="list4696228243352240987" text:style-name="L2">
        <text:list-item>
          <text:p text:style-name="P7">Si la lista de caminos es vacía, entonces devolvemos el plan con la lista vacía. Esto significa que no existe algún camino a las metas.</text:p>
        </text:list-item>
        <text:list-item>
          <text:p text:style-name="P5"><text:span text:style-name="T2">Sino, se busca el mejor camino, es decir, el que tiene mejor f(n)=g(n)+h(n) y luego llamamos al a_estrella </text:span></text:p>
        </text:list-item>
      </text:list>
      <text:h text:style-name="Heading_20_2" text:outline-level="2">a_estrella(+Caminos, +Metas, -Plan,-Destino,+MejorCamino, +Visitados)</text:h>
      <text:p text:style-name="Text_20_body">Posee dos casos:</text:p>
      <text:list xml:id="list708316011634236713" text:style-name="L3">
        <text:list-item>
          <text:p text:style-name="P8">Si el nodo recien visitado del mejor camino es una meta, entonces quiere decir que visitamos un nodo que es meta. Por lo tanto devolvemos el plan asociado.</text:p>
        </text:list-item>
        <text:list-item>
          <text:p text:style-name="P8">De lo contrario hacemos:</text:p>
          <text:list>
            <text:list-item>
              <text:p text:style-name="P8">Eliminamos de la lista de caminos caminos el mejor camino.</text:p>
            </text:list-item>
            <text:list-item>
              <text:p text:style-name="P8">Generamos los nuevos caminos a partir de mirar los adyacentes del mejor camino (teniendo en cuenta los nodos visitados).</text:p>
            </text:list-item>
            <text:list-item>
              <text:p text:style-name="P8">Se unen los caminos nuevos con los viejos, filtrando aquellos:</text:p>
              <text:list>
                <text:list-item>
                  <text:p text:style-name="P8">Caminos nuevos que tengan el mismo header que un camino viejo, pero que el camino nuevo tenga peor costo.</text:p>
                </text:list-item>
                <text:list-item>
                  <text:p text:style-name="P8">Caminos viejos que tengan el mismo header que un camino nuevo, pero que el camino viejo tenga peor costo.</text:p>
                </text:list-item>
              </text:list>
            </text:list-item>
            <text:list-item>
              <text:p text:style-name="P8">Llamamos a a_estrella_cascara para que pueda elegir el mejor camino y luego llamar a este predicado.</text:p>
            </text:list-item>
          </text:list>
        </text:list-item>
      </text:list>
      <text:h text:style-name="Heading_20_2" text:outline-level="2">eliminar_peores_caminos(+NuevosCaminos, +CaminosSinElMejor, -CaminosActualizados)</text:h>
      <text:p text:style-name="Text_20_body">Este predicado se encarga de filtrar la lista de caminos vieja sin el mejor camino y la lista de caminos generada a partir del mejor camino.</text:p>
      <text:p text:style-name="Text_20_body">El filtrado consiste de:</text:p>
      <text:list xml:id="list4833858011603936275" text:style-name="L4">
        <text:list-item>
          <text:p text:style-name="P9">Si existe un camino viejo con el mismo nodo frontera que el camino nuevo, entonces:</text:p>
          <text:list>
            <text:list-item>
              <text:p text:style-name="P9">Si el camino nuevo es mejor, entonces agregamos a la lista de caminos actualizada el camino nuevo y eliminamos el camino viejo.</text:p>
            </text:list-item>
            <text:list-item>
              <text:p text:style-name="P9">Sino, el camino nuevo debe ser peor o igual, por lo que el camino nuevo no se agrega a la lista de caminos actualizados y los caminos viejos quedan igual.</text:p>
            </text:list-item>
          </text:list>
        </text:list-item>
        <text:list-item>
          <text:p text:style-name="P9">Sino, el camino nuevo no tiene el mismo nodo frontera que el de un camino viejo, por lo que el camino nuevo debe agregarse.</text:p>
        </text:list-item>
        <text:list-item>
          <text:p text:style-name="P9">Una vez terminado de filtrar los caminos viejos y los nuevos, se agrega a los caminos actualizados los caminos viejos filtrados. (Ya que en este punto solamente estaban los caminos nuevos caminos filtrados en caminos actualizados).</text:p>
        </text:list-item>
      </text:list>
      <text:p text:style-name="Text_20_body"/>
      <text:p text:style-name="Text_20_body"/>
      <text:p text:style-name="Text_20_body"/>
      <text:p text:style-name="Text_20_body"><text:soft-page-break/>Explicación de los parámetros:</text:p>
      <text:list xml:id="list488285855292809673" text:style-name="L5">
        <text:list-item>
          <text:p text:style-name="P10">NuevosCaminos: Este parámetro contiene los nuevos caminos generados a partir de los adyacentes del mejor camino, considerando que los nuevos caminos no contengan a un visitado.</text:p>
        </text:list-item>
        <text:list-item>
          <text:p text:style-name="P10">CaminosSinElMejor: Es la lista de caminos completa, sin el mejor camino.</text:p>
        </text:list-item>
        <text:list-item>
          <text:p text:style-name="P10">CaminosActualizados: Es la lista de caminos resultante de haber eliminado los caminos viejos innecesarios, y los caminos nuevos innecesarios.</text:p>
        </text:list-item>
      </text:list>
      <text:h text:style-name="Heading_20_2" text:outline-level="2">generar_nuevos_Caminos(+Camino, -NuevosCaminos)</text:h>
      <text:p text:style-name="Text_20_body">Genera todos los nuevos caminos y sus costos asociados a partir de los adyacentes del último elemento del camino. Teniendo en cuenta la lista de visitados.</text:p>
      <text:p text:style-name="Text_20_body">Para actualizar los costos de cada camino nuevo, se utiliza el predicado cambiar_costos.</text:p>
      <text:h text:style-name="Heading_20_2" text:outline-level="2">cambiar_costos(+Caminos, -CaminosActualizados)</text:h>
      <text:p text:style-name="Text_20_body">Actualiza los costos de cada camino nuevo, sumándole al costo actual, el costo del nuevo header del camino.</text:p>
      <text:p text:style-name="Text_20_body">Esto se utiliza cuando hemos generado nuevos caminos, pero el costo de los mismos no se encuentran actualizados.</text:p>
      <text:h text:style-name="Heading_20_2" text:outline-level="2">elegir_mejor_camino(+Caminos, +Metas, -MejorCamino)</text:h>
      <text:p text:style-name="Text_20_body">Nos devuelve el mejor de los caminos para un dado conjunto de metas. El mejor será aquel que esté mas cercano a una de las metas.</text:p>
      <text:p text:style-name="Text_20_body">Para esto, va recorriendo cada uno de los nodos de la lista de caminos, y se va quedando con el camino que tenga menor f(n) al total de las metas, es decir, calcula el f(n) a cada una de las metas, y se queda con el menor f(n) de todas ellas.</text:p>
      <text:p text:style-name="Text_20_body">Una vez que filtró todos los caminos para encontrar el de mejor f(n), entonces lo devuelve.</text:p>
      <text:p text:style-name="Text_20_body">Este predicado hace uso de menorDistancia/3 para poder determinar el menor h(n) desde el nodo elegido a todas las metas disponibles.</text:p>
      <text:h text:style-name="Heading_20_2" text:outline-level="2">menorDistancia(+VectorMiNodo, +Metas, -MenorDistancia)</text:h>
      <text:p text:style-name="Text_20_body">Elije la menor distancia entre nuestro nodo y la lista de metas, es decir el menor h(n) entre el nodo y la lista de metas.</text:p>
      <text:p text:style-name="Text_20_body">Esto lo utiliza el predicado elegir_mejor_camino/3 , para que pueda calcular el f(n), ya que con menorDistancia/3 solo determinamos el h(n) del nodo.</text:p>
      <text:h text:style-name="Heading_20_1" text:outline-level="1">Solución a out of global stack</text:h>
      <text:p text:style-name="Text_20_body">Debido a que se supera los 256 MB predefinidos de global stack, decidimos aumentarlo a 512 MB. Para esto en agent_template setamos el global stack en los predicados start_ag_instance/1 y start_ag/0.</text:p>
      <text:p text:style-name="Text_20_body">De esta manera, se puede dejar corriendo los agentes por mucho tiempo, y nunca va a dar problemas global s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in" fo:margin-bottom="0.0835in"/>
      <style:text-properties style:font-name="Arial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color="#000000" fo:font-size="14pt" fo:language="es"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drigo Licata</meta:initial-creator>
    <meta:creation-date>2017-10-09T12:03:42.70</meta:creation-date>
    <dc:date>2017-10-09T14:47:29.35</dc:date>
    <meta:editing-duration>PT2H40M3S</meta:editing-duration>
    <meta:editing-cycles>7</meta:editing-cycles>
    <meta:generator>OpenOffice/4.1.3$Win32 OpenOffice.org_project/413m1$Build-9783</meta:generator>
    <dc:creator>Rodrigo Licata</dc:creator>
    <meta:document-statistic meta:table-count="0" meta:image-count="0" meta:object-count="0" meta:page-count="3" meta:paragraph-count="59" meta:word-count="1104" meta:character-count="6591"/>
  </office:meta>
</office:document-meta>
</file>